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size="16pt" style:font-size-asian="16pt" style:font-size-complex="16pt"/>
    </style:style>
    <style:style style:name="ce15" style:family="table-cell" style:parent-style-name="Default">
      <style:table-cell-properties fo:border="0.99pt ridge #000000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99pt ridge #000000" fo:border-left="0.99pt ridge #000000" fo:border-right="0.99pt ridge #000000" fo:border-top="none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fo:border-left="0.99pt ridge #000000" fo:border-right="0.99pt ridge #000000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99pt ridge #000000" fo:border-left="none" fo:border-right="none" fo:border-top="0.99pt ridge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99pt ridge #000000" fo:border-left="none" fo:border-right="none" fo:border-top="none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0.99pt ridge #000000" fo:border-left="0.99pt ridge #000000" fo:border-right="none" fo:border-top="0.99pt ridge #000000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99pt ridge #000000" fo:border-left="0.99pt ridge #000000" fo:border-right="none" fo:border-top="none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fo:border-left="0.99pt ridge #000000" fo:border-right="none" fo:border-top="none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99pt ridge #000000" fo:border-left="none" fo:border-right="0.99pt ridge #000000" fo:border-top="none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fo:border-left="none" fo:border-right="0.99pt ridge #000000" fo:border-top="none"/>
      <style:text-properties fo:font-size="16pt" style:font-size-asian="16pt" style:font-size-complex="16pt"/>
    </style:style>
    <style:style style:name="ce26" style:family="table-cell" style:parent-style-name="Default">
      <style:table-cell-properties fo:border="none"/>
      <style:text-properties fo:font-size="16pt" style:font-size-asian="16pt" style:font-size-complex="16pt"/>
    </style:style>
    <style:style style:name="ce27" style:family="table-cell" style:parent-style-name="Default">
      <style:table-cell-properties fo:border="0.99pt ridge #000000"/>
      <style:text-properties style:font-name="Liberation Sans1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erie1" table:style-name="ta1">
        <table:table-column table:style-name="co1" table:default-cell-style-name="ce14"/>
        <table:table-column table:style-name="co2" table:number-columns-repeated="1023" table:default-cell-style-name="ce14"/>
        <table:table-row table:style-name="ro1">
          <table:table-cell office:value-type="string" calcext:value-type="string">
            <text:p>Bodování průběžné fyzikální olympiády starších, LMFS 2022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Jmén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office:value-type="string" calcext:value-type="string">
            <text:p>Σ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Prof. Gril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6" table:formula="of:=SUM([.B3:.G3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4:.G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17" table:formula="of:=SUM([.B5:.G5])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atě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6:.G6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et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7:.G7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of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table:formula="of:=SUM([.B8:.G8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e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7" table:formula="of:=SUM([.B9:.G9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7" table:formula="of:=SUM([.B10:.G1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Lí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17" table:formula="of:=SUM([.B11:.G11]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lišk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office:value-type="float" office:value="3" calcext:value-type="float">
            <text:p>3</text:p>
          </table:table-cell>
          <table:table-cell table:style-name="ce16" table:formula="of:=SUM([.B12:.G12])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e2" table:style-name="ta1">
        <table:table-column table:style-name="co1" table:default-cell-style-name="ce14"/>
        <table:table-column table:style-name="co2" table:number-columns-repeated="1023" table:default-cell-style-name="ce14"/>
        <table:table-row table:style-name="ro1">
          <table:table-cell office:value-type="string" calcext:value-type="string">
            <text:p>Bodování průběžné fyzikální olympiády starších, LMFS 2022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Jméno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7" office:value-type="string" calcext:value-type="string">
            <text:p>Σ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Prof. Grill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6" table:formula="of:=SUM([.B3:.N3])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Anna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6"/>
          <table:table-cell table:style-name="ce17" table:formula="of:=SUM([.B4:.N4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Jan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.5</text:p>
          </table:table-cell>
          <table:table-cell table:style-name="ce26"/>
          <table:table-cell table:number-columns-repeated="6"/>
          <table:table-cell table:style-name="ce17" table:formula="of:=SUM([.B5:.N5])" office:value-type="float" office:value="10.5" calcext:value-type="float">
            <text:p>10.5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Matěj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6"/>
          <table:table-cell table:style-name="ce17" table:formula="of:=SUM([.B6:.N6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Petr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6"/>
          <table:table-cell table:style-name="ce17" table:formula="of:=SUM([.B7:.N7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Sofie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6"/>
          <table:table-cell table:style-name="ce17" table:formula="of:=SUM([.B8:.N8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Anet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number-columns-repeated="6"/>
          <table:table-cell table:style-name="ce17" table:formula="of:=SUM([.B9:.N9]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Nia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number-columns-repeated="6"/>
          <table:table-cell table:style-name="ce17" table:formula="of:=SUM([.B10:.N10]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Líd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6"/>
          <table:table-cell table:style-name="ce17" table:formula="of:=SUM([.B11:.N11])" office:value-type="float" office:value="9.5" calcext:value-type="float">
            <text:p>9.5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Eliška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5" calcext:value-type="float">
            <text:p>1.5</text:p>
          </table:table-cell>
          <table:table-cell table:style-name="ce24" office:value-type="float" office:value="3" calcext:value-type="float">
            <text:p>3</text:p>
          </table:table-cell>
          <table:table-cell table:style-name="ce19" table:number-columns-repeated="7"/>
          <table:table-cell table:style-name="ce16" table:formula="of:=SUM([.B12:.N12])" office:value-type="float" office:value="10.5" calcext:value-type="float">
            <text:p>10.5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6:28:28.210161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6T16:35:45.876850233</meta:creation-date>
    <dc:date>2022-08-09T16:34:17.544161819</dc:date>
    <meta:editing-duration>PT1H41M24S</meta:editing-duration>
    <meta:editing-cycles>20</meta:editing-cycles>
    <meta:generator>LibreOffice/6.0.7.3$Linux_X86_64 LibreOffice_project/00m0$Build-3</meta:generator>
    <meta:print-date>2022-08-09T16:34:08.735556754</meta:print-date>
    <meta:document-statistic meta:table-count="2" meta:cell-count="192" meta:object-count="0"/>
  </office:meta>
</office:document-meta>
</file>